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>
      <style:text-properties fo:font-variant="normal" fo:text-transform="none" fo:color="#222222" style:font-name="Cantarell" fo:font-size="10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Table_20_Contents" style:list-style-name="L1">
      <style:text-properties fo:font-variant="normal" fo:text-transform="none" fo:color="#222222" style:font-name="Cantarell" fo:font-size="6pt" fo:letter-spacing="normal" fo:font-style="normal" fo:font-weight="normal" style:font-size-asian="5.25pt" style:font-size-complex="6pt"/>
    </style:style>
    <style:style style:name="P9" style:family="paragraph" style:parent-style-name="Table_20_Contents">
      <style:text-properties fo:font-variant="normal" fo:text-transform="none" fo:color="#222222" style:font-name="Cantarell" fo:font-size="10.5pt" fo:letter-spacing="normal" fo:font-style="normal" fo:font-weight="bold" style:font-size-asian="10.5pt" style:font-weight-asian="bold" style:font-size-complex="10.5pt" style:font-weight-complex="bold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1">GMRT</text:span><text:span text:style-name="T4"><text:tab/></text:span><text:tab/><text:tab/><text:tab/><text:tab/><text:span text:style-name="T1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16<text:span text:style-name="T3">th</text:span> MAY 2014 Time : 11.30 AM to 13.30 PM , GMRT conference room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, CPK, SNK, SSS, NMS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Table_20_Contents"><text:span text:style-name="T5"><text:s text:c="7"/></text:span><text:span text:style-name="T2"><text:s text:c="3"/></text:span></text:p>
            <text:list xml:id="list13364331231" text:style-name="L1">
              <text:list-item>
                <text:p text:style-name="P6">CPK updated that </text:p>
                <text:p text:style-name="P6">- <text:s/>He will be raising indent for 3 CISCO switches for Antenna base.</text:p>
                <text:p text:style-name="P6">- <text:s/>Shielded box design for MCM card &amp; N/W switches has been frozen.</text:p>
                <text:p text:style-name="P6">- <text:s/>Waiting for RFI report , After receiving report will go for mass production.</text:p>
                <text:p text:style-name="P6">- <text:s/>72 MCM cards tested.</text:p>
                <text:p text:style-name="P6">- Mr. Rodrige has interfaced Rabbit MCM with Front end system, controlling part </text:p>
                <text:p text:style-name="P6"><text:s text:c="3"/>he has demonstrated.</text:p>
                <text:p text:style-name="P6">* NGK suggested to start process for purchasing 3 server class machine and monitor</text:p>
                <text:p text:style-name="P6"><text:s text:c="3"/>for <text:s/>GUI development purpose. </text:p>
                <text:p text:style-name="P6"/>
              </text:list-item>
              <text:list-item>
                <text:p text:style-name="P6">RRU updated that</text:p>
                <text:p text:style-name="P6">- <text:s/>Along with CPK tested serial port communication of Miltec PC using mcm device driver. As well as USB-RS485 program installed &amp; tested MCM communication.</text:p>
                <text:p text:style-name="P6">- Installed Linux based USB-RS485 program in ABR &amp; correlator machine.</text:p>
                <text:p text:style-name="P6">- Post gain setting has some problem while using command number 23 : SET_IF.</text:p>
                <text:p text:style-name="P6">- corrected the problem, now ABR lab people are able to set IF system.</text:p>
                <text:p text:style-name="P6"/>
              </text:list-item>
              <text:list-item>
                <text:p text:style-name="P6">NMS updated : </text:p>
                <text:p text:style-name="P6">- Installed rabbit MCM in C01, C04, C09 &amp; C10 antennae. Every MCM card is</text:p>
                <text:p text:style-name="P6"><text:s text:c="3"/>working well with Online_V2.</text:p>
                <text:p text:style-name="P6">* NGK suggested that N/W switch be switched off at C06 antenna.</text:p>
                <text:p text:style-name="P6"/>
              </text:list-item>
              <text:list-item>
                <text:p text:style-name="P6">Nayak ji updated that :</text:p>
                <text:p text:style-name="P6">- 3-phase monitoring work is going on. Some antenna 3 phase monitoring unit has been installed.</text:p>
                <text:p text:style-name="P6">- Gave some insight about TRDDC meeting held in Pune.</text:p>
                <text:p text:style-name="P8"/>
              </text:list-item>
              <text:list-item>
                <text:p text:style-name="P6">SSS updated that :</text:p>
                <text:p text:style-name="P6">He has lost all his data while he was on leave for 1 month. He will be able to <text:s/>recover all his work in one week.</text:p>
                <text:p text:style-name="P6"/>
              </text:list-item>
            </text:list>
            <text:p text:style-name="P7">Future Work Projection given by team members: </text:p>
            <text:p text:style-name="P5"/>
            <text:p text:style-name="P9">RRU : </text:p>
            <text:p text:style-name="P5">1. <text:s/>Communication structure between Python environment and Online_V2 has to be frozen.</text:p>
            <text:p text:style-name="P5">2. <text:s/>Final interfacing between command &amp; response <text:s/>of servo system needs to be implemented &amp; tested.</text:p>
            <text:p text:style-name="P5">3. 30 antenna tracking routine has to be implemented, one antenna tracking checked partially.</text:p>
            <text:p text:style-name="P5">4. GSB correlator testing.</text:p>
            <text:p text:style-name="P5">* NGK suggested for Round trip time testing.</text:p>
            <text:p text:style-name="P9"><text:soft-page-break/>NMS :</text:p>
            <text:p text:style-name="P5">1. GUI to handle flow of data coming either from socket/XML/database query.</text:p>
            <text:p text:style-name="P5">2. <text:s/>Inclusion of servo commands, engineering interface in GUI.</text:p>
            <text:p text:style-name="P5">3. Final design of desktop &amp; Web GUI.</text:p>
            <text:p text:style-name="P5">* NGK suggested that alarm generation program be connected to Online_V2 which will read data from shared memory.</text:p>
            <text:p text:style-name="P5"/>
            <text:p text:style-name="P9">CPK : </text:p>
            <text:p text:style-name="P5">1. Testing of all MCM card.</text:p>
            <text:p text:style-name="P5">2. Purchase of Level 3 N/W switches.</text:p>
            <text:p text:style-name="P5">3. Shielded box testing.</text:p>
            <text:p text:style-name="P5"/>
            <text:p text:style-name="P9">SNK :</text:p>
            <text:p text:style-name="P5">1. Correlator band shape display on web GUI.</text:p>
            <text:p text:style-name="P5">2. Linking various program on web GUI like source co-ordinate calculation, rise-set time etc.</text:p>
            <text:p text:style-name="P5"/>
            <text:p text:style-name="P5"/>
            <text:p text:style-name="P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5-16T15:53:57</dc:date>
    <dc:creator>teleset </dc:creator>
    <meta:editing-duration>P1DT14H37M47S</meta:editing-duration>
    <meta:editing-cycles>516</meta:editing-cycles>
    <meta:generator>LibreOffice/3.4$Linux LibreOffice_project/340m1$Build-602</meta:generator>
    <meta:document-statistic meta:table-count="1" meta:image-count="0" meta:object-count="0" meta:page-count="2" meta:paragraph-count="57" meta:word-count="471" meta:character-count="2570" meta:non-whitespace-character-count="2132"/>
  </office:meta>
</office:document-meta>
</file>